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.004cm" fo:margin-left="0cm" fo:margin-right="-0.004cm" table:align="margins"/>
    </style:style>
    <style:style style:name="Tabelle1.A" style:family="table-column">
      <style:table-column-properties style:column-width="11.391cm" style:rel-column-width="6458*"/>
    </style:style>
    <style:style style:name="Tabelle1.B" style:family="table-column">
      <style:table-column-properties style:column-width="5.613cm" style:rel-column-width="3182*"/>
    </style:style>
    <style:style style:name="Tabelle1.A1" style:family="table-cell">
      <style:table-cell-properties fo:padding-left="0cm" fo:padding-right="0.101cm" fo:padding-top="0.101cm" fo:padding-bottom="0.101cm" fo:border="none"/>
    </style:style>
    <style:style style:name="Tabelle1.2" style:family="table-row">
      <style:table-row-properties style:min-row-height="0.3cm"/>
    </style:style>
    <style:style style:name="Tabelle1.3" style:family="table-row">
      <style:table-row-properties style:min-row-height="0.062cm"/>
    </style:style>
    <style:style style:name="Tabelle1.A3" style:family="table-cell">
      <style:table-cell-properties style:vertical-align="" fo:background-color="transparent" fo:padding-left="0cm" fo:padding-right="0.101cm" fo:padding-top="0.101cm" fo:padding-bottom="0.101cm" fo:border="none">
        <style:background-image/>
      </style:table-cell-properties>
    </style:style>
    <style:style style:name="Tabelle1.B3" style:family="table-cell">
      <style:table-cell-properties fo:padding="0.101cm" fo:border="none"/>
    </style:style>
    <style:style style:name="Tabelle1.4" style:family="table-row">
      <style:table-row-properties style:min-row-height="0.43cm"/>
    </style:style>
    <style:style style:name="Tabelle1.B4" style:family="table-cell">
      <style:table-cell-properties style:vertical-align="bottom" fo:background-color="transparent" fo:padding="0.101cm" fo:border="none">
        <style:background-image/>
      </style:table-cell-properties>
    </style:style>
    <style:style style:name="Tabelle2" style:family="table">
      <style:table-properties style:width="4.018cm" table:align="right"/>
    </style:style>
    <style:style style:name="Tabelle2.A" style:family="table-column">
      <style:table-column-properties style:column-width="1.852cm"/>
    </style:style>
    <style:style style:name="Tabelle2.B" style:family="table-column">
      <style:table-column-properties style:column-width="2.166cm"/>
    </style:style>
    <style:style style:name="Tabelle2.A1" style:family="table-cell">
      <style:table-cell-properties fo:padding="0cm" fo:border="none"/>
    </style:style>
    <style:style style:name="Tabelle3" style:family="table">
      <style:table-properties style:width="4.018cm" table:align="right"/>
    </style:style>
    <style:style style:name="Tabelle3.A" style:family="table-column">
      <style:table-column-properties style:column-width="1.868cm"/>
    </style:style>
    <style:style style:name="Tabelle3.B" style:family="table-column">
      <style:table-column-properties style:column-width="2.15cm"/>
    </style:style>
    <style:style style:name="Tabelle3.A1" style:family="table-cell">
      <style:table-cell-properties fo:padding="0cm" fo:border="none"/>
    </style:style>
    <style:style style:name="Tabelle4" style:family="table">
      <style:table-properties style:width="16.999cm" fo:margin-left="0.011cm" fo:margin-right="-0.009cm" table:align="margins"/>
    </style:style>
    <style:style style:name="Tabelle4.A" style:family="table-column">
      <style:table-column-properties style:column-width="7.618cm" style:rel-column-width="4319*"/>
    </style:style>
    <style:style style:name="Tabelle4.B" style:family="table-column">
      <style:table-column-properties style:column-width="1.653cm" style:rel-column-width="937*"/>
    </style:style>
    <style:style style:name="Tabelle4.C" style:family="table-column">
      <style:table-column-properties style:column-width="1.556cm" style:rel-column-width="882*"/>
    </style:style>
    <style:style style:name="Tabelle4.D" style:family="table-column">
      <style:table-column-properties style:column-width="2.244cm" style:rel-column-width="1272*"/>
    </style:style>
    <style:style style:name="Tabelle4.E" style:family="table-column">
      <style:table-column-properties style:column-width="1.647cm" style:rel-column-width="934*"/>
    </style:style>
    <style:style style:name="Tabelle4.F" style:family="table-column">
      <style:table-column-properties style:column-width="2.281cm" style:rel-column-width="1293*"/>
    </style:style>
    <style:style style:name="Tabelle4.A1" style:family="table-cell">
      <style:table-cell-properties fo:background-color="#e6e6e6" fo:padding="0.097cm" fo:border="none">
        <style:background-image/>
      </style:table-cell-properties>
    </style:style>
    <style:style style:name="Tabelle5" style:family="table">
      <style:table-properties style:width="17.007cm" fo:margin-left="0cm" table:align="left"/>
    </style:style>
    <style:style style:name="Tabelle5.A" style:family="table-column">
      <style:table-column-properties style:column-width="7.62cm"/>
    </style:style>
    <style:style style:name="Tabelle5.B" style:family="table-column">
      <style:table-column-properties style:column-width="1.662cm"/>
    </style:style>
    <style:style style:name="Tabelle5.C" style:family="table-column">
      <style:table-column-properties style:column-width="1.566cm"/>
    </style:style>
    <style:style style:name="Tabelle5.D" style:family="table-column">
      <style:table-column-properties style:column-width="2.223cm"/>
    </style:style>
    <style:style style:name="Tabelle5.E" style:family="table-column">
      <style:table-column-properties style:column-width="1.655cm"/>
    </style:style>
    <style:style style:name="Tabelle5.F" style:family="table-column">
      <style:table-column-properties style:column-width="2.282cm"/>
    </style:style>
    <style:style style:name="Tabelle5.1" style:family="table-row">
      <style:table-row-properties style:min-row-height="0.011cm"/>
    </style:style>
    <style:style style:name="Tabelle5.A1" style:family="table-cell">
      <style:table-cell-properties fo:background-color="transparent" fo:padding="0.049cm" fo:border="none">
        <style:background-image/>
      </style:table-cell-properties>
    </style:style>
    <style:style style:name="Tabelle5.B1" style:family="table-cell">
      <style:table-cell-properties fo:padding="0.049cm" fo:border="none"/>
    </style:style>
    <style:style style:name="Tabelle5.C1" style:family="table-cell">
      <style:table-cell-properties fo:padding="0.049cm" fo:border="none"/>
    </style:style>
    <style:style style:name="Tabelle5.D1" style:family="table-cell">
      <style:table-cell-properties fo:padding="0.049cm" fo:border="none"/>
    </style:style>
    <style:style style:name="Tabelle5.E1" style:family="table-cell">
      <style:table-cell-properties fo:padding="0.049cm" fo:border="none"/>
    </style:style>
    <style:style style:name="Tabelle5.F1" style:family="table-cell">
      <style:table-cell-properties fo:padding="0.049cm" fo:border="none"/>
    </style:style>
    <style:style style:name="Tabelle6" style:family="table">
      <style:table-properties style:width="17.007cm" fo:margin-left="0cm" table:align="left" style:may-break-between-rows="false"/>
    </style:style>
    <style:style style:name="Tabelle6.A" style:family="table-column">
      <style:table-column-properties style:column-width="10.848cm"/>
    </style:style>
    <style:style style:name="Tabelle6.B" style:family="table-column">
      <style:table-column-properties style:column-width="3.357cm"/>
    </style:style>
    <style:style style:name="Tabelle6.C" style:family="table-column">
      <style:table-column-properties style:column-width="2.803cm"/>
    </style:style>
    <style:style style:name="Tabelle6.A1" style:family="table-cell">
      <style:table-cell-properties fo:padding="0.049cm" fo:border-left="none" fo:border-right="none" fo:border-top="0.05pt solid #000000" fo:border-bottom="none"/>
    </style:style>
    <style:style style:name="Tabelle6.A2" style:family="table-cell">
      <style:table-cell-properties fo:padding="0.049cm" fo:border="none"/>
    </style:style>
    <style:style style:name="Tabelle6.B2" style:family="table-cell">
      <style:table-cell-properties fo:padding="0.049cm" fo:border-left="none" fo:border-right="none" fo:border-top="none" fo:border-bottom="0.55pt solid #000000"/>
    </style:style>
    <style:style style:name="Tabelle10" style:family="table">
      <style:table-properties style:width="17.007cm" fo:margin-left="0cm" table:align="left" style:may-break-between-rows="false"/>
    </style:style>
    <style:style style:name="Tabelle10.A" style:family="table-column">
      <style:table-column-properties style:column-width="10.848cm"/>
    </style:style>
    <style:style style:name="Tabelle10.B" style:family="table-column">
      <style:table-column-properties style:column-width="3.357cm"/>
    </style:style>
    <style:style style:name="Tabelle10.C" style:family="table-column">
      <style:table-column-properties style:column-width="2.803cm"/>
    </style:style>
    <style:style style:name="Tabelle10.A1" style:family="table-cell">
      <style:table-cell-properties fo:padding="0.049cm" fo:border="none"/>
    </style:style>
    <style:style style:name="Tabelle11" style:family="table">
      <style:table-properties style:width="17.007cm" fo:margin-left="0cm" table:align="left" style:may-break-between-rows="false"/>
    </style:style>
    <style:style style:name="Tabelle11.A" style:family="table-column">
      <style:table-column-properties style:column-width="10.848cm"/>
    </style:style>
    <style:style style:name="Tabelle11.B" style:family="table-column">
      <style:table-column-properties style:column-width="3.357cm"/>
    </style:style>
    <style:style style:name="Tabelle11.C" style:family="table-column">
      <style:table-column-properties style:column-width="2.803cm"/>
    </style:style>
    <style:style style:name="Tabelle11.A1" style:family="table-cell">
      <style:table-cell-properties fo:padding="0.049cm" fo:border="none"/>
    </style:style>
    <style:style style:name="Tabelle11.B1" style:family="table-cell">
      <style:table-cell-properties style:border-line-width-bottom="0.018cm 0.018cm 0.018cm" fo:padding="0.049cm" fo:border-left="none" fo:border-right="none" fo:border-top="0.55pt solid #000000" fo:border-bottom="1.5pt double #000000"/>
    </style:style>
    <style:style style:name="Tabelle7" style:family="table">
      <style:table-properties style:width="17cm" table:align="margins" style:may-break-between-rows="false"/>
    </style:style>
    <style:style style:name="Tabelle7.A" style:family="table-column">
      <style:table-column-properties style:column-width="17cm" style:rel-column-width="65535*"/>
    </style:style>
    <style:style style:name="Tabelle7.A1" style:family="table-cell">
      <style:table-cell-properties fo:padding="0cm" fo:border="none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492cm" style:rel-column-width="9607*"/>
    </style:style>
    <style:style style:name="Tabelle8.B" style:family="table-column">
      <style:table-column-properties style:column-width="14.508cm" style:rel-column-width="55928*"/>
    </style:style>
    <style:style style:name="Tabelle8.A1" style:family="table-cell">
      <style:table-cell-properties fo:padding="0cm" fo:border="none"/>
    </style:style>
    <style:style style:name="Tabelle9" style:family="table">
      <style:table-properties style:width="17cm" table:align="margins"/>
    </style:style>
    <style:style style:name="Tabelle9.A" style:family="table-column">
      <style:table-column-properties style:column-width="2.492cm" style:rel-column-width="9607*"/>
    </style:style>
    <style:style style:name="Tabelle9.B" style:family="table-column">
      <style:table-column-properties style:column-width="14.508cm" style:rel-column-width="55928*"/>
    </style:style>
    <style:style style:name="Tabelle9.A1" style:family="table-cell">
      <style:table-cell-properties fo:padding="0cm" fo:border="none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3c05a8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none"/>
    </style:style>
    <style:style style:name="P5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font-size="10pt" fo:font-weight="bold" officeooo:paragraph-rsid="003c05a8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officeooo:paragraph-rsid="00227c48"/>
    </style:style>
    <style:style style:name="P10" style:family="paragraph" style:parent-style-name="Standard">
      <style:text-properties fo:font-size="14pt" style:font-size-asian="14pt" style:font-size-complex="14pt"/>
    </style:style>
    <style:style style:name="P11" style:family="paragraph" style:parent-style-name="Standard">
      <style:text-properties officeooo:paragraph-rsid="0030abd8"/>
    </style:style>
    <style:style style:name="P12" style:family="paragraph" style:parent-style-name="Standard">
      <style:text-properties officeooo:rsid="0044ab28"/>
    </style:style>
    <style:style style:name="P13" style:family="paragraph" style:parent-style-name="Standard">
      <style:paragraph-properties fo:text-align="start" style:justify-single-word="false"/>
      <style:text-properties officeooo:rsid="0058c9e1" officeooo:paragraph-rsid="0058c9e1"/>
    </style:style>
    <style:style style:name="P14" style:family="paragraph" style:parent-style-name="Table_20_Contents">
      <style:paragraph-properties fo:text-align="end" style:justify-single-word="false"/>
    </style:style>
    <style:style style:name="P15" style:family="paragraph" style:parent-style-name="Table_20_Contents">
      <style:paragraph-properties fo:text-align="end" style:justify-single-word="false"/>
      <style:text-properties officeooo:paragraph-rsid="003c05a8"/>
    </style:style>
    <style:style style:name="P16" style:family="paragraph" style:parent-style-name="Table_20_Contents">
      <style:paragraph-properties fo:text-align="end" style:justify-single-word="false"/>
      <style:text-properties officeooo:paragraph-rsid="00619a77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e2b52"/>
    </style:style>
    <style:style style:name="P19" style:family="paragraph" style:parent-style-name="Table_20_Contents">
      <style:paragraph-properties fo:text-align="start" style:justify-single-word="false"/>
      <style:text-properties officeooo:paragraph-rsid="00625901"/>
    </style:style>
    <style:style style:name="P20" style:family="paragraph" style:parent-style-name="Table_20_Contents">
      <style:paragraph-properties fo:text-align="start" style:justify-single-word="false"/>
      <style:text-properties officeooo:paragraph-rsid="006bb407"/>
    </style:style>
    <style:style style:name="P21" style:family="paragraph" style:parent-style-name="Table_20_Contents">
      <style:paragraph-properties fo:text-align="center" style:justify-single-word="false"/>
    </style:style>
    <style:style style:name="P22" style:family="paragraph" style:parent-style-name="Table_20_Contents">
      <style:text-properties fo:font-weight="bold" style:font-weight-asian="bold" style:font-weight-complex="bold"/>
    </style:style>
    <style:style style:name="P2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officeooo:rsid="001e1a2d" officeooo:paragraph-rsid="003c05a8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544317" officeooo:paragraph-rsid="00544317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29" style:family="paragraph" style:parent-style-name="Table_20_Contents">
      <style:paragraph-properties fo:text-align="start" style:justify-single-word="false"/>
      <style:text-properties fo:font-size="10pt" officeooo:paragraph-rsid="003c05a8" style:font-size-asian="10pt" style:font-size-complex="10pt"/>
    </style:style>
    <style:style style:name="P30" style:family="paragraph" style:parent-style-name="Tabellen_20_Notiz">
      <style:text-properties fo:font-style="normal" officeooo:paragraph-rsid="0040020f" style:font-style-asian="normal" style:font-style-complex="normal"/>
    </style:style>
    <style:style style:name="P31" style:family="paragraph" style:parent-style-name="Tabellen_20_Notiz">
      <style:paragraph-properties fo:text-align="start" style:justify-single-word="false"/>
      <style:text-properties fo:font-style="normal" officeooo:paragraph-rsid="0040020f" style:font-style-asian="normal" style:font-style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text:number-lines="false" text:line-number="0"/>
      <style:text-properties fo:font-style="normal" officeooo:paragraph-rsid="0044ab28" style:font-style-asian="normal" style:font-style-complex="normal"/>
    </style:style>
    <style:style style:name="P33" style:family="paragraph" style:parent-style-name="Table_20_Contents" style:master-page-name="">
      <style:paragraph-properties fo:margin-left="0.049cm" fo:margin-right="0cm" fo:margin-top="0.06cm" fo:margin-bottom="0.041cm" style:contextual-spacing="false" fo:text-indent="0cm" style:auto-text-indent="false" style:page-number="auto" text:number-lines="false" text:line-number="0"/>
      <style:text-properties fo:font-weight="bold" officeooo:paragraph-rsid="0044bab0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59e323" officeooo:paragraph-rsid="00625901"/>
    </style:style>
    <style:style style:name="P35" style:family="paragraph" style:parent-style-name="Table_20_Contents">
      <style:paragraph-properties fo:text-align="start" style:justify-single-word="false"/>
      <style:text-properties officeooo:paragraph-rsid="0075b59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8ab1d"/>
    </style:style>
    <style:style style:name="T3" style:family="text">
      <style:text-properties officeooo:rsid="0043147e"/>
    </style:style>
    <style:style style:name="T4" style:family="text">
      <style:text-properties officeooo:rsid="0052c2a4"/>
    </style:style>
    <style:style style:name="T5" style:family="text">
      <style:text-properties officeooo:rsid="0059e323"/>
    </style:style>
    <style:style style:name="T6" style:family="text">
      <style:text-properties officeooo:rsid="00640b46"/>
    </style:style>
    <style:style style:name="T7" style:family="text">
      <style:text-properties officeooo:rsid="0073d466"/>
    </style:style>
    <style:style style:name="T8" style:family="text">
      <style:text-properties fo:color="#ff3333"/>
    </style:style>
    <style:style style:name="T9" style:family="text">
      <style:text-properties fo:color="#ff3333" officeooo:rsid="0043147e"/>
    </style:style>
    <style:style style:name="T10" style:family="text">
      <style:text-properties officeooo:rsid="0075b597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START INVOICE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header-rows>
          <table:table-row>
            <table:table-cell table:style-name="Tabelle1.A1" office:value-type="string">
              <text:p text:style-name="Standard"><text:text-input text:description="&lt;if test=&quot;o.partner_id.mail_address&quot;&gt;">IF INVOICE ADDRESS</text:text-input></text:p>
              <text:p text:style-name="Standard"><text:text-input text:description="&lt;o.partner_id.mail_address&gt;">ADDRESS</text:text-input></text:p>
              <text:p text:style-name="Standard"><text:text-input text:description="&lt;/if&gt;">END IF</text:text-input></text:p>
              <text:p text:style-name="Standard"><text:text-input text:description="&lt;if test=&quot;o.partner_id.vat&quot;&gt;">IF VAT</text:text-input></text:p>
              <text:p text:style-name="Standard"/>
              <text:p text:style-name="Standard">Ust. ID - <text:text-input text:description="&lt;o.partner_id.vat&gt;">VAT</text:text-input></text:p>
              <text:p text:style-name="Standard"><text:text-input text:description="&lt;/if&gt;">END IF</text:text-input></text:p>
              <text:p text:style-name="Standard"/>
              <text:p text:style-name="Standard"/>
            </table:table-cell>
            <table:table-cell table:style-name="Tabelle1.A1" office:value-type="string">
              <text:p text:style-name="P9"><draw:frame draw:style-name="fr1" draw:name="image: asimage(o.qrcode)" text:anchor-type="paragraph" svg:x="1.36cm" svg:y="0.199cm" svg:width="3.108cm" draw:z-index="0"><draw:text-box fo:min-height="3.108cm"><text:p text:style-name="Frame_20_contents"/></draw:text-box></draw:frame></text:p>
            </table:table-cell>
          </table:table-row>
        </table:table-header-rows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  <table:table-row table:style-name="Tabelle1.3">
          <table:table-cell table:style-name="Tabelle1.A3" table:number-rows-spanned="2" office:value-type="string">
            <text:p text:style-name="P10"><text:span text:style-name="T1"><text:text-input text:description="&lt;o.subject&gt;">SUBJECT</text:text-input></text:span><text:span text:style-name="T1"> </text:span><text:span text:style-name="T1"><text:text-input text:description="&lt;o.number or ''&gt;">NUMBER</text:text-input></text:span></text:p>
            <text:p text:style-name="Standard"><text:text-input text:description="&lt;if test=&quot;o.name&quot;&gt;">IF NAME</text:text-input></text:p>
            <text:p text:style-name="Standard"><text:text-input text:description="&lt;o.name&gt;">NAME</text:text-input></text:p>
            <text:p text:style-name="Standard"><text:text-input text:description="&lt;/if&gt;">END IF</text:text-input></text:p>
          </table:table-cell>
          <table:table-cell table:style-name="Tabelle1.B3" office:value-type="string">
            <table:table table:name="Tabelle2" table:style-name="Tabelle2">
              <table:table-column table:style-name="Tabelle2.A"/>
              <table:table-column table:style-name="Tabelle2.B"/>
              <table:table-row>
                <table:table-cell table:style-name="Tabelle2.A1" office:value-type="string">
                  <text:p text:style-name="P17">Datum</text:p>
                </table:table-cell>
                <table:table-cell table:style-name="Tabelle2.A1" office:value-type="string">
                  <text:p text:style-name="P14"><text:text-input text:description="&lt;formatLang(o.date_invoice or '1970-01-01',date=True)&gt;">DATE</text:text-input></text:p>
                </table:table-cell>
              </table:table-row>
            </table:table>
            <text:p text:style-name="P14"><text:text-input text:description="&lt;if test=&quot;o.partner_id.ref&quot;&gt;">IF REF</text:text-input></text:p>
            <table:table table:name="Tabelle3" table:style-name="Tabelle3">
              <table:table-column table:style-name="Tabelle3.A"/>
              <table:table-column table:style-name="Tabelle3.B"/>
              <table:table-row>
                <table:table-cell table:style-name="Tabelle3.A1" office:value-type="string">
                  <text:p text:style-name="P17">Kunden-Nr</text:p>
                </table:table-cell>
                <table:table-cell table:style-name="Tabelle3.A1" office:value-type="string">
                  <text:p text:style-name="P14"><text:text-input text:description="&lt;o.partner_id.ref&gt;">REF</text:text-input></text:p>
                </table:table-cell>
              </table:table-row>
            </table:table>
            <text:p text:style-name="P14"><text:text-input text:description="&lt;/if&gt;">END IF</text:text-input></text:p>
          </table:table-cell>
        </table:table-row>
        <table:table-row table:style-name="Tabelle1.4">
          <table:covered-table-cell/>
          <table:table-cell table:style-name="Tabelle1.B4" office:value-type="string">
            <text:p text:style-name="P5"/>
          </table:table-cell>
        </table:table-row>
      </table:table>
      <text:p text:style-name="Standard"/>
      <text:p text:style-name="P11"><text:text-input text:description="&lt;if test=&quot;o.perf_enabled and o.perf_start and o.perf_end&quot;&gt;">IF perf</text:text-input></text:p>
      <text:p text:style-name="P11"><text:span text:style-name="T1">Leistungszeitraum</text:span>: <text:text-input text:description="&lt;formatLang(o.perf_start,date=True)&gt;">perf_start</text:text-input> - <text:text-input text:description="&lt;formatLang(o.perf_end,date=True)&gt;">perf_end</text:text-input></text:p>
      <text:p text:style-name="P11"/>
      <text:p text:style-name="P11"><text:text-input text:description="&lt;/if&gt;">END IF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column table:style-name="Tabelle4.F"/>
        <table:table-row>
          <table:table-cell table:style-name="Tabelle4.A1" office:value-type="string">
            <text:p text:style-name="P22">Beschreibung</text:p>
          </table:table-cell>
          <table:table-cell table:style-name="Tabelle4.A1" office:value-type="string">
            <text:p text:style-name="P23">Menge</text:p>
          </table:table-cell>
          <table:table-cell table:style-name="Tabelle4.A1" office:value-type="string">
            <text:p text:style-name="P24">Einheit</text:p>
          </table:table-cell>
          <table:table-cell table:style-name="Tabelle4.A1" office:value-type="string">
            <text:p text:style-name="P23">Preis/ME</text:p>
          </table:table-cell>
          <table:table-cell table:style-name="Tabelle4.A1" office:value-type="string">
            <text:p text:style-name="P22"/>
          </table:table-cell>
          <table:table-cell table:style-name="Tabelle4.A1" office:value-type="string">
            <text:p text:style-name="P23">Betrag</text:p>
          </table:table-cell>
        </table:table-row>
      </table:table>
      <text:p text:style-name="Standard"><text:text-input text:description="&lt;for each=&quot;line in invoice_lines(o)&quot;&gt;">FOR EACH INVOICE LINE</text:text-input></text:p>
      <text:p text:style-name="Standard"><text:text-input text:description="&lt;if test=&quot;'s' in line.line_format&quot;&gt;">IF section</text:text-input></text:p>
      <text:p text:style-name="P33"><text:text-input text:description="&lt;line.name&gt;">Name</text:text-input></text:p>
      <text:p text:style-name="Standard"><text:text-input text:description="&lt;/if&gt;">END IF</text:text-input></text:p>
      <text:p text:style-name="P12"><text:text-input text:description="&lt;if test=&quot;not line.line_format&quot;&gt;">IF NOT line_format</text:text-input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row table:style-name="Tabelle5.1">
          <table:table-cell table:style-name="Tabelle5.A1" office:value-type="string">
            <text:p text:style-name="Table_20_Contents"><text:text-input text:description="&lt;line.name&gt;">Name</text:text-input></text:p>
          </table:table-cell>
          <table:table-cell table:style-name="Tabelle5.B1" office:value-type="string">
            <text:p text:style-name="P14"><text:span text:style-name="T10"><text:text-input text:description="&lt;formatLang(line.product_uom_qty) or ''&gt;">10,00</text:text-input></text:span></text:p>
          </table:table-cell>
          <table:table-cell table:style-name="Tabelle5.C1" office:value-type="string">
            <text:p text:style-name="P21"><text:span text:style-name="T10"><text:text-input text:description="&lt;line.product_uom&gt;">Pauschal</text:text-input></text:span></text:p>
          </table:table-cell>
          <table:table-cell table:style-name="Tabelle5.D1" office:value-type="string">
            <text:p text:style-name="P14"><text:span text:style-name="T10"><text:text-input text:description="&lt;formatLang(line.price_unit)&gt;">1000,00</text:text-input></text:span> <text:text-input text:description="&lt;line.currency&gt;">CUR</text:text-input></text:p>
          </table:table-cell>
          <table:table-cell table:style-name="Tabelle5.E1" office:value-type="string">
            <text:p text:style-name="P35"><text:text-input text:description="&lt;if test=&quot;line.discount&quot;&gt;">IF</text:text-input></text:p>
            <text:p text:style-name="P35"><text:span text:style-name="T8">- </text:span><text:span text:style-name="T9"><text:text-input text:description="&lt;formatLang(line.discount,digits=0)&gt;">100,00</text:text-input></text:span><text:span text:style-name="T9"> </text:span><text:span text:style-name="T8">%</text:span></text:p>
            <text:p text:style-name="P18"><text:text-input text:description="&lt;/if&gt;">END IF</text:text-input></text:p>
          </table:table-cell>
          <table:table-cell table:style-name="Tabelle5.F1" office:value-type="string">
            <text:p text:style-name="P14"><text:span text:style-name="T7"><text:text-input text:description="&lt;formatLang(line.price_subtotal)&gt;">1.000,00</text:text-input></text:span> <text:text-input text:description="&lt;line.currency&gt;">CUR</text:text-input></text:p>
          </table:table-cell>
        </table:table-row>
      </table:table>
      <text:p text:style-name="P30"><text:text-input text:description="&lt;if test=&quot;line.note&quot;&gt;">IF NOTE</text:text-input></text:p>
      <text:p text:style-name="P30"><text:text-input text:description="&lt;line.note&gt;">NOTE</text:text-input></text:p>
      <text:p text:style-name="P30"/>
      <text:p text:style-name="P31"><text:text-input text:description="&lt;/if&gt;">END IF</text:text-input></text:p>
      <text:p text:style-name="P32"><text:text-input text:description="&lt;/if&gt;">END IF</text:text-input></text:p>
      <text:p text:style-name="P1"><text:text-input text:description="&lt;/for&gt;">END FOR</text:text-input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17"/>
          </table:table-cell>
          <table:table-cell table:style-name="Tabelle6.A1" office:value-type="string">
            <text:p text:style-name="P17">Nettobetrag</text:p>
          </table:table-cell>
          <table:table-cell table:style-name="Tabelle6.A1" office:value-type="string">
            <text:p text:style-name="P14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6.A2" office:value-type="string">
            <text:p text:style-name="P17"/>
          </table:table-cell>
          <table:table-cell table:style-name="Tabelle6.B2" office:value-type="string">
            <text:p text:style-name="P17"><text:text-input text:description="&lt;for each=&quot;tax, tax_amount in taxes(o).items()&quot;&gt;">FOR TAX</text:text-input></text:p>
            <text:p text:style-name="P17"><text:span text:style-name="T6">+ </text:span><text:text-input text:description="&lt;tax&gt;">TAX</text:text-input></text:p>
            <text:p text:style-name="P17"><text:text-input text:description="&lt;/for&gt;">END FOR</text:text-input></text:p>
          </table:table-cell>
          <table:table-cell table:style-name="Tabelle6.B2" office:value-type="string">
            <text:p text:style-name="P16"><text:text-input text:description="&lt;for each=&quot;tax, tax_amount in taxes(o).items()&quot;&gt;">FOR TAX</text:text-input></text:p>
            <text:p text:style-name="P16"><text:text-input text:description="&lt;formatLang(tax_amount)&gt;">TAX_AMOUNT</text:text-input> <text:text-input text:description="&lt;currency(o)&gt;">CUR</text:text-input></text:p>
            <text:p text:style-name="P14"><text:text-input text:description="&lt;/for&gt;">END FOR</text:text-input></text:p>
          </table:table-cell>
        </table:table-row>
        <table:table-row>
          <table:table-cell table:style-name="Tabelle6.A2" office:value-type="string">
            <text:p text:style-name="P28"/>
          </table:table-cell>
          <table:table-cell table:style-name="Tabelle6.A2" office:value-type="string">
            <text:p text:style-name="P27">Gesamtbetrag</text:p>
          </table:table-cell>
          <table:table-cell table:style-name="Tabelle6.A2" office:value-type="string">
            <text:p text:style-name="P6"><text:text-input text:description="&lt;formatLang(o.amount_total)&gt;">TOTAL</text:text-input> <text:text-input text:description="&lt;currency(o)&gt;">CUR</text:text-input></text:p>
          </table:table-cell>
        </table:table-row>
      </table:table>
      <text:p text:style-name="P2"><text:text-input text:description="&lt;for each=&quot;p in o.payment_ids&quot;&gt;">FOR EACH p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25"/>
          </table:table-cell>
          <table:table-cell table:style-name="Tabelle10.A1" office:value-type="string">
            <text:p text:style-name="P20"><text:text-input text:description="&lt;if test=&quot;p.credit&quot;&gt;">IF CREDIT</text:text-input></text:p>
            <text:p text:style-name="P20"><text:span text:style-name="T5">- </text:span><text:span text:style-name="T5"><text:text-input text:description="&lt;p.journal_id.name&gt;">Lieferschein</text:text-input></text:span></text:p>
            <text:p text:style-name="P20"><text:text-input text:description="&lt;/if&gt;">END IF</text:text-input></text:p>
            <text:p text:style-name="P20"><text:text-input text:description="&lt;if test=&quot;p.debit&quot;&gt;">IF DEBIT</text:text-input></text:p>
            <text:p text:style-name="P34"><text:text-input text:description="&lt;p.journal_id.name&gt;">Lieferschein</text:text-input></text:p>
            <text:p text:style-name="P19"><text:text-input text:description="&lt;/if&gt;">END IF</text:text-input></text:p>
          </table:table-cell>
          <table:table-cell table:style-name="Tabelle10.A1" office:value-type="string">
            <text:p text:style-name="P15"><text:text-input text:description="&lt;if test=&quot;p.credit&quot;&gt;">IF CREDIT</text:text-input></text:p>
            <text:p text:style-name="P15"><text:s/><text:text-input text:description="&lt;formatLang(p.credit)&gt;">CREDIT</text:text-input> <text:text-input text:description="&lt;currency(o)&gt;">CUR</text:text-input></text:p>
            <text:p text:style-name="P15"><text:text-input text:description="&lt;/if&gt;">END IF</text:text-input></text:p>
            <text:p text:style-name="P15"><text:text-input text:description="&lt;if test=&quot;p.debit&quot;&gt;">IF DEBIT</text:text-input></text:p>
            <text:p text:style-name="P15"><text:text-input text:description="&lt;formatLang(p.debit)&gt;">DEBIT</text:text-input> <text:text-input text:description="&lt;currency(o)&gt;">CUR</text:text-input></text:p>
            <text:p text:style-name="P15"><text:text-input text:description="&lt;/if&gt;">END IF</text:text-input></text:p>
          </table:table-cell>
        </table:table-row>
      </table:table>
      <text:p text:style-name="P2"><text:text-input text:description="&lt;/for&gt;">END FOR</text:text-input></text:p>
      <text:p text:style-name="P2"><text:text-input text:description="&lt;if test=&quot;o.payment_ids&quot;&gt;">IF PAYMENT</text:text-input></text:p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29"/>
          </table:table-cell>
          <table:table-cell table:style-name="Tabelle11.B1" office:value-type="string">
            <text:p text:style-name="P26"><text:span text:style-name="T4">O</text:span>ffener Betrag</text:p>
          </table:table-cell>
          <table:table-cell table:style-name="Tabelle11.B1" office:value-type="string">
            <text:p text:style-name="P7"><text:span text:style-name="T2"><text:text-input text:description="&lt;formatLang(o.residual)&gt;">RESIDUAL</text:text-input></text:span> <text:text-input text:description="&lt;currency(o)&gt;">CUR</text:text-input></text:p>
          </table:table-cell>
        </table:table-row>
      </table:table>
      <text:p text:style-name="P13"/>
      <text:p text:style-name="P2"><text:text-input text:description="&lt;/if&gt;">END IF</text:text-input></text:p>
      <text:p text:style-name="Standard"><text:text-input text:description="&lt;if test=&quot;o.comment&quot;&gt;">IF COMMENT</text:text-input></text:p>
      <text:p text:style-name="Standard"><text:soft-page-break/></text:p>
      <text:p text:style-name="Standard"><text:text-input text:description="&lt;o.comment&gt;">COMMENT</text:text-input></text:p>
      <text:p text:style-name="Standard"><text:text-input text:description="&lt;/if&gt;">END IF</text:text-input></text:p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Standard"><text:text-input text:description="&lt;if test=&quot;invoice_text(o)&quot;&gt;">IF INVOICE_TEXT</text:text-input></text:p>
            <text:p text:style-name="Standard"/>
            <text:p text:style-name="Standard"><text:text-input text:description="&lt;invoice_text(o)&gt;">INVOICE_TEXT</text:text-input></text:p>
            <text:p text:style-name="P1"><text:text-input text:description="&lt;/if&gt;">END IF</text:text-input></text:p>
            <text:p text:style-name="P1"><text:text-input text:description="&lt;if test=&quot;payment_term(o)&quot;&gt;">IF PAYMENT_TERM</text:text-input></text:p>
            <text:p text:style-name="P1"/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3">Zahlung: </text:p>
                </table:table-cell>
                <table:table-cell table:style-name="Tabelle8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><text:text-input text:description="&lt;/if&gt;">END IF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8">Bearbeiter:</text:p>
                </table:table-cell>
                <table:table-cell table:style-name="Tabelle9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.phone&quot;&gt;">IF PHONE</text:text-input></text:p>
                  <text:p text:style-name="Standard"><text:text-input text:description="&lt;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P1"><text:text-input text:description="&lt;/if&gt;">END IF</text:text-input></text:p>
                </table:table-cell>
              </table:table-row>
            </table:table>
            <text:p text:style-name="P1"/>
          </table:table-cell>
        </table:table-row>
      </table:table>
      <text:p text:style-name="P1"/>
      <text:p text:style-name="P1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margin-top="0cm" fo:margin-bottom="0cm" style:contextual-spacing="false" fo:text-indent="0c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7-25T02:29:28.993044189</dc:date>
    <meta:editing-duration>P5DT6H52M48S</meta:editing-duration>
    <meta:editing-cycles>660</meta:editing-cycles>
    <meta:document-statistic meta:table-count="11" meta:image-count="0" meta:object-count="0" meta:page-count="2" meta:paragraph-count="91" meta:word-count="341" meta:character-count="1005" meta:non-whitespace-character-count="929"/>
  </office:meta>
</office:document-meta>
</file>